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ocking times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CPU AMD Ryzen 7 5800H with Radeon Graphic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original</text:p>
          </table:table-cell>
          <table:table-cell table:style-name="Default" office:value-type="string" calcext:value-type="string">
            <text:p>subrotlist</text:p>
          </table:table-cell>
          <table:table-cell office:value-type="string" calcext:value-type="string">
            <text:p>% Speedup by subrotlist</text:p>
          </table:table-cell>
        </table:table-row>
        <table:table-row table:style-name="ro1">
          <table:table-cell office:value-type="string" calcext:value-type="string">
            <text:p>1u4d</text:p>
          </table:table-cell>
          <table:table-cell office:value-type="float" office:value="5.137005" calcext:value-type="float">
            <text:p>5.137</text:p>
          </table:table-cell>
          <table:table-cell office:value-type="float" office:value="4.586584" calcext:value-type="float">
            <text:p>4.587</text:p>
          </table:table-cell>
          <table:table-cell table:formula="of:= (([.B4]-[.C4])/[.C4])*100" office:value-type="float" office:value="12.0006741400572" calcext:value-type="float">
            <text:p>12.0006741400572</text:p>
          </table:table-cell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32.517592" calcext:value-type="float">
            <text:p>32.518</text:p>
          </table:table-cell>
          <table:table-cell office:value-type="float" office:value="32.419478" calcext:value-type="float">
            <text:p>32.419</text:p>
          </table:table-cell>
          <table:table-cell table:formula="of:= (([.B5]-[.C5])/[.C5])*100" office:value-type="float" office:value="0.302639049277729" calcext:value-type="float">
            <text:p>0.302639049277729</text:p>
          </table:table-cell>
        </table:table-row>
        <table:table-row table:style-name="ro1">
          <table:table-cell office:value-type="string" calcext:value-type="string">
            <text:p>1mzc</text:p>
          </table:table-cell>
          <table:table-cell office:value-type="float" office:value="404.510285" calcext:value-type="float">
            <text:p>404.510</text:p>
          </table:table-cell>
          <table:table-cell office:value-type="float" office:value="343.699494" calcext:value-type="float">
            <text:p>343.699</text:p>
          </table:table-cell>
          <table:table-cell table:formula="of:= (([.B6]-[.C6])/[.C6])*100" office:value-type="float" office:value="17.6930115003312" calcext:value-type="float">
            <text:p>17.6930115003312</text:p>
          </table:table-cell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514.59183" calcext:value-type="float">
            <text:p>514.592</text:p>
          </table:table-cell>
          <table:table-cell office:value-type="float" office:value="459.372932" calcext:value-type="float">
            <text:p>459.373</text:p>
          </table:table-cell>
          <table:table-cell table:formula="of:= (([.B7]-[.C7])/[.C7])*100" office:value-type="float" office:value="12.0204944944383" calcext:value-type="float">
            <text:p>12.0204944944383</text:p>
          </table:table-cell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651.77996" calcext:value-type="float">
            <text:p>651.780</text:p>
          </table:table-cell>
          <table:table-cell office:value-type="float" office:value="553.893875" calcext:value-type="float">
            <text:p>553.894</text:p>
          </table:table-cell>
          <table:table-cell table:formula="of:= (([.B8]-[.C8])/[.C8])*100" office:value-type="float" office:value="17.6723537518807" calcext:value-type="float">
            <text:p>17.6723537518807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NVIDIA GeForce RTX 3050 Ti Laptop GPU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original</text:p>
          </table:table-cell>
          <table:table-cell table:style-name="Default" office:value-type="string" calcext:value-type="string">
            <text:p>subrotlist</text:p>
          </table:table-cell>
          <table:table-cell office:value-type="string" calcext:value-type="string">
            <text:p>% Speedup by subrotlist</text:p>
          </table:table-cell>
        </table:table-row>
        <table:table-row table:style-name="ro1">
          <table:table-cell office:value-type="string" calcext:value-type="string">
            <text:p>1u4d</text:p>
          </table:table-cell>
          <table:table-cell office:value-type="float" office:value="0.911276" calcext:value-type="float">
            <text:p>0.911</text:p>
          </table:table-cell>
          <table:table-cell office:value-type="float" office:value="0.905272" calcext:value-type="float">
            <text:p>0.905</text:p>
          </table:table-cell>
          <table:table-cell table:formula="of:=(([.B12]-[.C12])/[.C12])*100" office:value-type="float" office:value="0.663226080117358" calcext:value-type="float">
            <text:p>0.663226080117358</text:p>
          </table:table-cell>
        </table:table-row>
        <table:table-row table:style-name="ro1">
          <table:table-cell office:value-type="string" calcext:value-type="string">
            <text:p>1oyt</text:p>
          </table:table-cell>
          <table:table-cell office:value-type="float" office:value="1.724842" calcext:value-type="float">
            <text:p>1.725</text:p>
          </table:table-cell>
          <table:table-cell office:value-type="float" office:value="1.742747" calcext:value-type="float">
            <text:p>1.743</text:p>
          </table:table-cell>
          <table:table-cell table:formula="of:=(([.B13]-[.C13])/[.C13])*100" office:value-type="float" office:value="-1.02740099394806" calcext:value-type="float">
            <text:p>-1.02740099394806</text:p>
          </table:table-cell>
        </table:table-row>
        <table:table-row table:style-name="ro1">
          <table:table-cell office:value-type="string" calcext:value-type="string">
            <text:p>1mzc</text:p>
          </table:table-cell>
          <table:table-cell office:value-type="float" office:value="7.892628" calcext:value-type="float">
            <text:p>7.893</text:p>
          </table:table-cell>
          <table:table-cell office:value-type="float" office:value="11.952274" calcext:value-type="float">
            <text:p>11.952</text:p>
          </table:table-cell>
          <table:table-cell table:formula="of:=(([.B14]-[.C14])/[.C14])*100" office:value-type="float" office:value="-33.965469667111" calcext:value-type="float">
            <text:p>-33.965469667111</text:p>
          </table:table-cell>
        </table:table-row>
        <table:table-row table:style-name="ro1">
          <table:table-cell office:value-type="string" calcext:value-type="string">
            <text:p>3s8o</text:p>
          </table:table-cell>
          <table:table-cell office:value-type="float" office:value="17.165678" calcext:value-type="float">
            <text:p>17.166</text:p>
          </table:table-cell>
          <table:table-cell office:value-type="float" office:value="17.812396" calcext:value-type="float">
            <text:p>17.812</text:p>
          </table:table-cell>
          <table:table-cell table:formula="of:=(([.B15]-[.C15])/[.C15])*100" office:value-type="float" office:value="-3.63071874216136" calcext:value-type="float">
            <text:p>-3.63071874216136</text:p>
          </table:table-cell>
        </table:table-row>
        <table:table-row table:style-name="ro1">
          <table:table-cell office:value-type="string" calcext:value-type="string">
            <text:p>2d1o</text:p>
          </table:table-cell>
          <table:table-cell office:value-type="float" office:value="18.636933" calcext:value-type="float">
            <text:p>18.637</text:p>
          </table:table-cell>
          <table:table-cell office:value-type="float" office:value="19.273257" calcext:value-type="float">
            <text:p>19.273</text:p>
          </table:table-cell>
          <table:table-cell table:formula="of:=(([.B16]-[.C16])/[.C16])*100" office:value-type="float" office:value="-3.30159038506051" calcext:value-type="float">
            <text:p>-3.30159038506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7:00:19.020054102</meta:creation-date>
    <dc:date>2024-06-21T17:14:33.761039586</dc:date>
    <meta:editing-duration>PT12M45S</meta:editing-duration>
    <meta:editing-cycles>4</meta:editing-cycles>
    <meta:generator>LibreOffice/7.3.7.2$Linux_X86_64 LibreOffice_project/30$Build-2</meta:generator>
    <meta:document-statistic meta:table-count="1" meta:cell-count="49" meta:object-count="0"/>
  </office:meta>
</office:document-meta>
</file>